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89in"/>
    </style:style>
    <style:style style:name="co2" style:family="table-column">
      <style:table-column-properties fo:break-before="auto" style:column-width="9.7516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7693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5807in" fo:break-before="auto" style:use-optimal-row-height="true"/>
    </style:style>
    <style:style style:name="ro4" style:family="table-row">
      <style:table-row-properties style:row-height="1.1472in" fo:break-before="auto" style:use-optimal-row-height="true"/>
    </style:style>
    <style:style style:name="ro5" style:family="table-row">
      <style:table-row-properties style:row-height="0.3925in" fo:break-before="auto" style:use-optimal-row-height="true"/>
    </style:style>
    <style:style style:name="ro6" style:family="table-row">
      <style:table-row-properties style:row-height="2.4681in" fo:break-before="auto" style:use-optimal-row-height="true"/>
    </style:style>
    <style:style style:name="ro7" style:family="table-row">
      <style:table-row-properties style:row-height="1.5244in" fo:break-before="auto" style:use-optimal-row-height="true"/>
    </style:style>
    <style:style style:name="ro8" style:family="table-row">
      <style:table-row-properties style:row-height="1.902in" fo:break-before="auto" style:use-optimal-row-height="true"/>
    </style:style>
    <style:style style:name="ro9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color="#262626" style:text-outline="false" style:text-line-through-style="none" style:font-name="ArialM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Alemtuzumab (Campath</text:p>
            <text:p/>
            <text:p>Altretamine (Hexalen)</text:p>
          </table:table-cell>
          <table:table-cell office:value-type="string">
            <text:p> </text:p>
            <text:p>Unknown</text:p>
            <text:p/>
            <text:p>No dose reduction </text:p>
          </table:table-cell>
        </table:table-row>
        <table:table-row table:style-name="ro2">
          <table:table-cell office:value-type="string">
            <text:p>Amifostine (Ethyol)</text:p>
          </table:table-cell>
          <table:table-cell office:value-type="string">
            <text:p>No dose reduction </text:p>
          </table:table-cell>
        </table:table-row>
        <table:table-row table:style-name="ro2">
          <table:table-cell office:value-type="string">
            <text:p>Aminoglutethimide (Cytadren)</text:p>
          </table:table-cell>
          <table:table-cell office:value-type="string">
            <text:p>No dose reduction</text:p>
          </table:table-cell>
        </table:table-row>
        <table:table-row table:style-name="ro3">
          <table:table-cell office:value-type="string">
            <text:p>Amsacrine (Amsidine)</text:p>
            <text:p/>
            <text:p>Anastrozole (Arimidex)</text:p>
          </table:table-cell>
          <table:table-cell office:value-type="string">
            <text:p>If bilirubine &gt; 2 mg/dL, reduce dose by 25%</text:p>
            <text:p/>
            <text:p>No dose reduction </text:p>
          </table:table-cell>
        </table:table-row>
        <table:table-row table:style-name="ro2">
          <table:table-cell office:value-type="string">
            <text:p>Arsenic trioxide (As2O3, Trisenox)</text:p>
          </table:table-cell>
          <table:table-cell office:value-type="string">
            <text:p>No dose reduction</text:p>
          </table:table-cell>
        </table:table-row>
        <table:table-row table:style-name="ro4">
          <table:table-cell office:value-type="string">
            <text:p>L-Asparaginase (Elspar)</text:p>
            <text:p/>
            <text:p>Bendamustine (Treanda)</text:p>
            <text:p/>
            <text:p/>
            <text:p>Bicalutamide (Casodex)</text:p>
          </table:table-cell>
          <table:table-cell office:value-type="string">
            <text:p>No dose reduction</text:p>
            <text:p/>
            <text:p>If SGOT or SGPT 2.5-10 upper normal limit and bilirubin 1.5-3 upper normal limit, or bilirubin &gt; 3 upper normal limit, do not use </text:p>
            <text:p/>
            <text:p>No dose reduction</text:p>
          </table:table-cell>
        </table:table-row>
        <table:table-row table:style-name="ro2">
          <table:table-cell office:value-type="string">
            <text:p>Bleomycin (Blenoxane)</text:p>
          </table:table-cell>
          <table:table-cell office:value-type="string">
            <text:p>No dose reduction</text:p>
          </table:table-cell>
        </table:table-row>
        <table:table-row table:style-name="ro2">
          <table:table-cell office:value-type="string">
            <text:p>Buserelin (Suprefact)</text:p>
          </table:table-cell>
          <table:table-cell office:value-type="string">
            <text:p>No dose reduction</text:p>
          </table:table-cell>
        </table:table-row>
        <table:table-row table:style-name="ro2">
          <table:table-cell office:value-type="string">
            <text:p>Busulfan (Myleran)</text:p>
          </table:table-cell>
          <table:table-cell office:value-type="string">
            <text:p>No dose reduction</text:p>
          </table:table-cell>
        </table:table-row>
        <table:table-row table:style-name="ro2">
          <table:table-cell office:value-type="string">
            <text:p>Capecitabine (Xeloda)</text:p>
          </table:table-cell>
          <table:table-cell office:value-type="string">
            <text:p>No dose reduction </text:p>
          </table:table-cell>
        </table:table-row>
        <table:table-row table:style-name="ro2">
          <table:table-cell office:value-type="string">
            <text:p>Carboplatin (Paraplatin)</text:p>
          </table:table-cell>
          <table:table-cell office:value-type="string">
            <text:p>No dose reduction</text:p>
          </table:table-cell>
        </table:table-row>
        <table:table-row table:style-name="ro2">
          <table:table-cell office:value-type="string">
            <text:p>Carmustine (BCNU)</text:p>
          </table:table-cell>
          <table:table-cell office:value-type="string">
            <text:p>No dose reduction</text:p>
          </table:table-cell>
        </table:table-row>
        <table:table-row table:style-name="ro2">
          <table:table-cell office:value-type="string">
            <text:p>Chlorambucil (Leukeran)</text:p>
          </table:table-cell>
          <table:table-cell office:value-type="string">
            <text:p>No dose reduction</text:p>
          </table:table-cell>
        </table:table-row>
        <table:table-row table:style-name="ro2">
          <table:table-cell office:value-type="string">
            <text:p>Cisplatin (CDDP)</text:p>
          </table:table-cell>
          <table:table-cell office:value-type="string">
            <text:p>No dose reduction</text:p>
          </table:table-cell>
        </table:table-row>
        <table:table-row table:style-name="ro2">
          <table:table-cell office:value-type="string">
            <text:p>Cladribine (2-CdA)</text:p>
          </table:table-cell>
          <table:table-cell office:value-type="string">
            <text:p>No dose reduction</text:p>
          </table:table-cell>
        </table:table-row>
        <table:table-row table:style-name="ro5">
          <table:table-cell office:value-type="string">
            <text:p>Cyclophosphamide (Cytoxan)</text:p>
          </table:table-cell>
          <table:table-cell office:value-type="string">
            <text:p>If bilirubin 3-5 mg/dL or SGOT &gt; 180 mg/dL, reduce dose by 25%</text:p>
            <text:p>If bilirubin &gt; 5 mg/dL, do not use</text:p>
          </table:table-cell>
        </table:table-row>
        <table:table-row table:style-name="ro1">
          <table:table-cell office:value-type="string">
            <text:p>Cytarabine (Ara-C)</text:p>
            <text:p/>
            <text:p/>
            <text:p>Dacarbazine (DTIC)</text:p>
          </table:table-cell>
          <table:table-cell office:value-type="string">
            <text:p>If bilirubin 1.5-3 mg/dL, reduce dose by 25%</text:p>
            <text:p>If bilirubin &gt; 3 mg/dL, reduce dose by 50%</text:p>
            <text:p/>
            <text:p>No dose reduction</text:p>
          </table:table-cell>
        </table:table-row>
        <table:table-row table:style-name="ro3">
          <table:table-cell office:value-type="string">
            <text:p>Dactinomycin (Actinomycin)</text:p>
            <text:p/>
            <text:p>Dasatinib (Sprycel)</text:p>
          </table:table-cell>
          <table:table-cell office:value-type="string">
            <text:p>If bilirubin &gt; 3 mg/dL, reduce dose by 50%</text:p>
            <text:p/>
            <text:p>Unknown. Metabolism mainly hepatic</text:p>
          </table:table-cell>
        </table:table-row>
        <table:table-row table:style-name="ro3">
          <table:table-cell office:value-type="string">
            <text:p>Daunorubicin (Daunomycin)</text:p>
          </table:table-cell>
          <table:table-cell office:value-type="string">
            <text:p>If bilurubin 1.5-3 mg/dL, reduce dose by 25%</text:p>
            <text:p>If bilirubin 3.1-5 mg/dL, reduce dose by 50%</text:p>
            <text:p>If bilirubin &gt; 5 mg/dL, do not use </text:p>
          </table:table-cell>
        </table:table-row>
        <table:table-row table:style-name="ro3">
          <table:table-cell office:value-type="string">
            <text:p>Docetaxel (Taxotere)</text:p>
          </table:table-cell>
          <table:table-cell office:value-type="string">
            <text:p>If bilirubin &gt; upper normal limit, do not use</text:p>
            <text:p>If  SGOT and/or SGPT &gt; 1.5 upper normal limit plus alkaline</text:p>
            <text:p>phosphatase &gt; 2.5 upper normal limit, do not use </text:p>
          </table:table-cell>
        </table:table-row>
        <table:table-row table:style-name="ro3">
          <table:table-cell office:value-type="string">
            <text:p>Doxorubicin (Adriamycin) And </text:p>
            <text:p>Pegylated liposomal doxorubicin (Doxil)</text:p>
          </table:table-cell>
          <table:table-cell office:value-type="string">
            <text:p>If bilirubin 1.2-3 mg/dL, reduce dose by 50%</text:p>
            <text:p>If bilirubin 3.1-5 mg/dL, reduce dose by 75%</text:p>
            <text:p>If bilirubin &gt; 5 mg/dL, do not use</text:p>
          </table:table-cell>
        </table:table-row>
        <table:table-row table:style-name="ro1">
          <table:table-cell office:value-type="string">
            <text:p>Erlotinib (Tarceva)</text:p>
            <text:p/>
            <text:p/>
            <text:p>Estramustine (Estracyte)</text:p>
          </table:table-cell>
          <table:table-cell office:value-type="string">
            <text:p>If AST &gt; 3 upper normal limit, 50 mg</text:p>
            <text:p>If direct bilirubin 1-7 mg/dL, 75 mg </text:p>
            <text:p/>
            <text:p>No dose reduction</text:p>
          </table:table-cell>
        </table:table-row>
        <table:table-row table:style-name="ro5">
          <table:table-cell office:value-type="string">
            <text:p>Etoposide (VP-16)</text:p>
          </table:table-cell>
          <table:table-cell office:value-type="string">
            <text:p>If bilirubin 1.5-3 mg/dL or SGOT 60-180 mg/dL, reduce dose by 50%</text:p>
            <text:p>If bilirubin &gt; 3 mg/dL or SGOT &gt; 180 mg/dL, do not use </text:p>
          </table:table-cell>
        </table:table-row>
        <table:table-row table:style-name="ro3">
          <table:table-cell office:value-type="string">
            <text:p>Exemestane (Aromasin)</text:p>
            <text:p/>
            <text:p>Floxuridine (FUDR)</text:p>
          </table:table-cell>
          <table:table-cell office:value-type="string">
            <text:p>No dose reduction </text:p>
            <text:p/>
            <text:p>No dose reduction</text:p>
          </table:table-cell>
        </table:table-row>
        <table:table-row table:style-name="ro2">
          <table:table-cell office:value-type="string">
            <text:p>Fludarabine (Fludara)</text:p>
          </table:table-cell>
          <table:table-cell office:value-type="string">
            <text:p>No dose reduction</text:p>
          </table:table-cell>
        </table:table-row>
        <table:table-row table:style-name="ro4">
          <table:table-cell office:value-type="string">
            <text:p>Fluorouracil (5-FU)</text:p>
            <text:p/>
            <text:p/>
            <text:p/>
            <text:p>Fulvestrant (Faslodex)</text:p>
          </table:table-cell>
          <table:table-cell office:value-type="string">
            <text:p>If bilirubin &lt; 5 mg/dL, no dose reduction</text:p>
            <text:p>If bilirubin &gt; 5 mg/dL, do not use</text:p>
            <text:p>No dose reduction for infusional administration</text:p>
            <text:p/>
            <text:p>If SGOT, SGPT, bilirubin and alkaline phosphatase &lt; 2 upper normal limit, no dose reduction</text:p>
            <text:p>If SGOT, SGPT, bilirubin and alkaline phosphatase &gt; 2 upper normal limit, unknown </text:p>
          </table:table-cell>
        </table:table-row>
        <table:table-row table:style-name="ro2">
          <table:table-cell office:value-type="string">
            <text:p>Gemcitabine (Gemzar)</text:p>
          </table:table-cell>
          <table:table-cell office:value-type="string">
            <text:p>No dose reduction </text:p>
          </table:table-cell>
        </table:table-row>
        <table:table-row table:style-name="ro2">
          <table:table-cell office:value-type="string">
            <text:p>Goserelin (Zoladex)</text:p>
          </table:table-cell>
          <table:table-cell office:value-type="string">
            <text:p>No dose reduction </text:p>
          </table:table-cell>
        </table:table-row>
        <table:table-row table:style-name="ro2">
          <table:table-cell office:value-type="string">
            <text:p>Hydroxyurea (Hydrea)</text:p>
          </table:table-cell>
          <table:table-cell office:value-type="string">
            <text:p>No dose reduction</text:p>
          </table:table-cell>
        </table:table-row>
        <table:table-row table:style-name="ro3">
          <table:table-cell office:value-type="string">
            <text:p>Idarubicin (Idamycin)</text:p>
          </table:table-cell>
          <table:table-cell office:value-type="string">
            <text:p>If bilirubin 1.5-3 mg/dL or SGOT 60-180 mg/dL, reduce dose by 25%</text:p>
            <text:p>If bilirubin 3.1-5 mg/dL or SGOT &gt; 180 mg/dL, reduce dose by 50%</text:p>
            <text:p>If bilirubin &gt; 5 mg/dL, do not use </text:p>
          </table:table-cell>
        </table:table-row>
        <table:table-row table:style-name="ro2">
          <table:table-cell office:value-type="string">
            <text:p>Ifosfamide (Ifex)</text:p>
          </table:table-cell>
          <table:table-cell office:value-type="string">
            <text:p>No dose reduction</text:p>
          </table:table-cell>
        </table:table-row>
        <table:table-row table:style-name="ro5">
          <table:table-cell office:value-type="string">
            <text:p>Imatinib (Gleevec)</text:p>
          </table:table-cell>
          <table:table-cell office:value-type="string">
            <text:p>If bilirubin &lt; 3 upper normal limit, no dose reduction</text:p>
            <text:p>If bilirubin &gt; 3 upper normal limit, use with caution</text:p>
          </table:table-cell>
        </table:table-row>
        <table:table-row table:style-name="ro2">
          <table:table-cell office:value-type="string">
            <text:p>Interferon –alpha</text:p>
          </table:table-cell>
          <table:table-cell office:value-type="string">
            <text:p>No dose reduction</text:p>
          </table:table-cell>
        </table:table-row>
        <table:table-row table:style-name="ro6">
          <table:table-cell office:value-type="string">
            <text:p>Interleukin-2</text:p>
            <text:p/>
            <text:p>Irinotecan (Camptosar, CPT-11) </text:p>
            <text:p/>
            <text:p/>
            <text:p>Ixabepilone (Ixempra)</text:p>
          </table:table-cell>
          <table:table-cell office:value-type="string">
            <text:p>Do not use in liver failure</text:p>
            <text:p/>
            <text:p>If bilirubin 1-2 mg/dL, may need to reduce the dose</text:p>
            <text:p>If bilurubin &gt; 2 mg/dL, may not use  </text:p>
            <text:p/>
            <text:p>Monotherapy:</text:p>
            <text:p>If AST and ALT &lt; 2.5 upper normal limit, and bilirubin &lt; 1 upper normal limit, use 40 mg/m2</text:p>
            <text:p>If AST or ALT &lt; 10 upper normal limit, and bilirubin &lt; 1 upper normal limit, use 32 mg/m2</text:p>
            <text:p>If AST and ALT &lt; 10 upper normal limit, and bilirubin 1.5-3 upper normal limit, use 20-30 mg/m2</text:p>
            <text:p>If AST or ALT &gt; 10 upper normal limit, or bilirubin &gt; 3 upper normal limit, do not use</text:p>
            <text:p>In combination with capecitabine:</text:p>
            <text:p>If AST and ALT &lt; 2.5 upper normal limit, and bilirubin &lt; 1 upper normal limit, use 40 mg/m2</text:p>
            <text:p>If AST or ALT &gt; 2.5 upper normal limit, or bilirubin &gt; 1 upper normal limit, do not use </text:p>
          </table:table-cell>
        </table:table-row>
        <table:table-row table:style-name="ro7">
          <table:table-cell office:value-type="string">
            <text:p>Lapatinib (Tykerb)</text:p>
            <text:p/>
            <text:p>Lenalidomide (Revlimid)</text:p>
            <text:p/>
            <text:p>Letrozole (Femara)</text:p>
            <text:p/>
            <text:p/>
            <text:p>Leucovorin (LV)</text:p>
          </table:table-cell>
          <table:table-cell office:value-type="string">
            <text:p>If Child-Pugh C, reduce dose to 750 mg/d</text:p>
            <text:p/>
            <text:p>Unknown </text:p>
            <text:p/>
            <text:p>If Child-Pugh A or B, no dose reduction</text:p>
            <text:p>If Child-Pugh C, reduce dose by 50% </text:p>
            <text:p/>
            <text:p>No dose reduction</text:p>
          </table:table-cell>
        </table:table-row>
        <table:table-row table:style-name="ro2">
          <table:table-cell office:value-type="string">
            <text:p>Leuprolide (Lupron)</text:p>
          </table:table-cell>
          <table:table-cell office:value-type="string">
            <text:p>No dose reduction</text:p>
          </table:table-cell>
        </table:table-row>
        <table:table-row table:style-name="ro2">
          <table:table-cell office:value-type="string">
            <text:p>Lomustine (CCNU)</text:p>
          </table:table-cell>
          <table:table-cell office:value-type="string">
            <text:p>No dose reduction</text:p>
          </table:table-cell>
        </table:table-row>
        <table:table-row table:style-name="ro2">
          <table:table-cell office:value-type="string">
            <text:p>Mechlorethamine (Nitrogen mustard)</text:p>
          </table:table-cell>
          <table:table-cell office:value-type="string">
            <text:p>No dose reduction</text:p>
          </table:table-cell>
        </table:table-row>
        <table:table-row table:style-name="ro2">
          <table:table-cell office:value-type="string">
            <text:p>Megestrol acetate (Megace)</text:p>
          </table:table-cell>
          <table:table-cell office:value-type="string">
            <text:p>No dose reduction</text:p>
          </table:table-cell>
        </table:table-row>
        <table:table-row table:style-name="ro2">
          <table:table-cell office:value-type="string">
            <text:p>Melphalan (Alkeran)</text:p>
          </table:table-cell>
          <table:table-cell office:value-type="string">
            <text:p>No dose reduction</text:p>
          </table:table-cell>
        </table:table-row>
        <table:table-row table:style-name="ro2">
          <table:table-cell office:value-type="string">
            <text:p>6-Mercaptopurine (6-MP)</text:p>
          </table:table-cell>
          <table:table-cell office:value-type="string">
            <text:p>No dose reduction</text:p>
          </table:table-cell>
        </table:table-row>
        <table:table-row table:style-name="ro2">
          <table:table-cell office:value-type="string">
            <text:p>Mesna</text:p>
          </table:table-cell>
          <table:table-cell office:value-type="string">
            <text:p>No dose reduction</text:p>
          </table:table-cell>
        </table:table-row>
        <table:table-row table:style-name="ro5">
          <table:table-cell office:value-type="string">
            <text:p>Methotrexate (MTX)</text:p>
          </table:table-cell>
          <table:table-cell office:value-type="string">
            <text:p>If bilirubin 3.1-5 mg/dL or SGOT &gt; 180 mg/dL, reduce dose by 25%</text:p>
            <text:p>If bilirubin &gt; 5 mg/dL, do not use</text:p>
          </table:table-cell>
        </table:table-row>
        <table:table-row table:style-name="ro2">
          <table:table-cell office:value-type="string">
            <text:p>Mitomycin-C (Mutamycin)</text:p>
          </table:table-cell>
          <table:table-cell office:value-type="string">
            <text:p>No dose reduction</text:p>
          </table:table-cell>
        </table:table-row>
        <table:table-row table:style-name="ro3">
          <table:table-cell office:value-type="string">
            <text:p>Mitoxantrone (Novantrone)</text:p>
            <text:p/>
            <text:p>Nilotinib (Tasigna)</text:p>
          </table:table-cell>
          <table:table-cell office:value-type="string">
            <text:p>If bilirubin &gt; 3 mg/dL, reduce dose by 25%</text:p>
            <text:p/>
            <text:p>Unknown </text:p>
          </table:table-cell>
        </table:table-row>
        <table:table-row table:style-name="ro8">
          <table:table-cell office:value-type="string">
            <text:p>Paclitaxel (Taxol)</text:p>
          </table:table-cell>
          <table:table-cell office:value-type="string">
            <text:p>For 3-hour infusion:</text:p>
            <text:p>If transaminase &lt; 10 upper normal limit and bilirubin &lt; 1.25 upper normal limit, no dose reduction (175mg/m2)</text:p>
            <text:p>If transaminase &lt; 10 upper normal limit and bilirubin 1.26-2 upper normal limit, reduce to 135 mg/m2</text:p>
            <text:p>If transaminase &lt; 10 upper normal limit and bilirubin2.01-5 upper normal limit, reduce to 90 mg/m2</text:p>
            <text:p>If transaminase &gt; 10 upper normal limit or bilirubin &gt; 5 upper normal limit, do not use</text:p>
            <text:p>For 24-hour infusion:</text:p>
            <text:p>If transaminase &lt; 2 upper normal limit or bilirubin &lt; 1.5 mg/mL, no dose reduction (135 mg/m2)</text:p>
            <text:p>If transaminase 2-10 upper normal limit and bilirubin &lt; 1.5 mg/dL, reduce to 100 mg/m2</text:p>
            <text:p>If transaminase &lt; 10 upper normal limit and bilirubin 1.6-7.5 mg/dL, reduce to 50 mg/m2</text:p>
            <text:p>If transaminase &gt; 10 upper normal limit or bilirubin &gt; 7.5 mg/dL, do not use </text:p>
          </table:table-cell>
        </table:table-row>
        <table:table-row table:style-name="ro2">
          <table:table-cell office:value-type="string">
            <text:p>Pegasparaginase (Oncaspar)</text:p>
          </table:table-cell>
          <table:table-cell office:value-type="string">
            <text:p>No dose reduction</text:p>
          </table:table-cell>
        </table:table-row>
        <table:table-row table:style-name="ro2">
          <table:table-cell office:value-type="string">
            <text:p>Pemetrexed (Alimta)</text:p>
          </table:table-cell>
          <table:table-cell office:value-type="string">
            <text:p>No dose reduction </text:p>
          </table:table-cell>
        </table:table-row>
        <table:table-row table:style-name="ro2">
          <table:table-cell office:value-type="string">
            <text:p>Pentostatin (Nipent)</text:p>
          </table:table-cell>
          <table:table-cell office:value-type="string">
            <text:p>No dose reduction</text:p>
          </table:table-cell>
        </table:table-row>
        <table:table-row table:style-name="ro1">
          <table:table-cell office:value-type="string">
            <text:p>Rituximab (Rituxan)</text:p>
            <text:p/>
            <text:p>Sorafenib (Nexavar)</text:p>
          </table:table-cell>
          <table:table-cell office:value-type="string">
            <text:p>No dose reduction</text:p>
            <text:p/>
            <text:p>If Child-Pugh A or B, no dose reduction</text:p>
            <text:p>If Child-Pugh C, unknown </text:p>
          </table:table-cell>
        </table:table-row>
        <table:table-row table:style-name="ro1">
          <table:table-cell office:value-type="string">
            <text:p>Streptozocin (Zanosar)</text:p>
            <text:p/>
            <text:p>Sunitinib (Sutent)</text:p>
          </table:table-cell>
          <table:table-cell office:value-type="string">
            <text:p>No dose reduction</text:p>
            <text:p/>
            <text:p>If Child-Pugh A or B, no dose reduction</text:p>
            <text:p>If Child-Pugh C, unknown</text:p>
          </table:table-cell>
        </table:table-row>
        <table:table-row table:style-name="ro2">
          <table:table-cell office:value-type="string">
            <text:p>Tamoxifen (Nolvadex)</text:p>
          </table:table-cell>
          <table:table-cell office:value-type="string">
            <text:p>No dose reduction</text:p>
          </table:table-cell>
        </table:table-row>
        <table:table-row table:style-name="ro3">
          <table:table-cell office:value-type="string">
            <text:p>Temozolomide (Temodar)</text:p>
            <text:p/>
            <text:p>Temsirolimus (Torisel) </text:p>
          </table:table-cell>
          <table:table-cell office:value-type="string">
            <text:p>No dose reduction</text:p>
            <text:p/>
            <text:p>Unknown </text:p>
          </table:table-cell>
        </table:table-row>
        <table:table-row table:style-name="ro2">
          <table:table-cell office:value-type="string">
            <text:p>Thioguanine (6-TG)</text:p>
          </table:table-cell>
          <table:table-cell office:value-type="string">
            <text:p>If bilirubin &gt; 5 mg/dL, do not use</text:p>
          </table:table-cell>
        </table:table-row>
        <table:table-row table:style-name="ro2">
          <table:table-cell office:value-type="string">
            <text:p>Topotecan (Hycamtin)</text:p>
          </table:table-cell>
          <table:table-cell office:value-type="string">
            <text:p>No dose reduction</text:p>
          </table:table-cell>
        </table:table-row>
        <table:table-row table:style-name="ro3">
          <table:table-cell office:value-type="string">
            <text:p>Tretinoin (ATRA)</text:p>
          </table:table-cell>
          <table:table-cell office:value-type="string">
            <text:p>If bilirubin 3.1-5 mg/mL or SGOT &gt; 180 mg/dL, reduce</text:p>
            <text:p>dose to a maximum of 25 mg/m2</text:p>
            <text:p>If bilirubin &gt; 5 mg/dL, do not use</text:p>
          </table:table-cell>
        </table:table-row>
        <table:table-row table:style-name="ro2">
          <table:table-cell office:value-type="string">
            <text:p>UFT</text:p>
          </table:table-cell>
          <table:table-cell office:value-type="string">
            <text:p>No dose reduction</text:p>
          </table:table-cell>
        </table:table-row>
        <table:table-row table:style-name="ro3">
          <table:table-cell office:value-type="string">
            <text:p>Vinblastine (Velban)</text:p>
          </table:table-cell>
          <table:table-cell office:value-type="string">
            <text:p>If bilirubin 1.5-3 mg/dL or SGOT 60-180 mg/dL, reduce</text:p>
            <text:p>dose by 50%</text:p>
            <text:p>If bilirubin &gt; 3 mg/dL or SGOT &gt; 180 mg/dL, do not use </text:p>
          </table:table-cell>
        </table:table-row>
        <table:table-row table:style-name="ro3">
          <table:table-cell office:value-type="string">
            <text:p>Vincristine (Oncovin, VCR)</text:p>
          </table:table-cell>
          <table:table-cell office:value-type="string">
            <text:p>If bilirubin 1.5-3 mg/dL or SGOT 60-180 mg/dL, reduce</text:p>
            <text:p>dose by 50%</text:p>
            <text:p>If bilirubin &gt; 3 mg/dL or SGOT &gt; 180 mg/dL, do not use</text:p>
          </table:table-cell>
        </table:table-row>
        <table:table-row table:style-name="ro3">
          <table:table-cell office:value-type="string">
            <text:p>Vinorelbine (Navelbine)</text:p>
          </table:table-cell>
          <table:table-cell office:value-type="string">
            <text:p>If bilirubin 2-3 mg/dL, reduce dose by 50%</text:p>
            <text:p>If bilirubin 3.1-5 mg/dL, reduce dose by 75%</text:p>
            <text:p>If bilirubin &gt; 5 mg/dL, do not use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9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6">06/16/2013</text:date>, <text:time>17:4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ranjan Kode</meta:initial-creator>
    <meta:creation-date>2013-06-16T17:46:49</meta:creation-date>
    <dc:date>2013-06-16T17:47:29</dc:date>
    <dc:creator>Niranjan Kode</dc:creator>
    <meta:editing-duration>PT41S</meta:editing-duration>
    <meta:editing-cycles>1</meta:editing-cycles>
    <meta:document-statistic meta:table-count="3" meta:cell-count="120" meta:object-count="0"/>
    <meta:generator>OpenOffice.org/3.3$Unix OpenOffice.org_project/330m20$Build-9567</meta:generator>
  </office:meta>
</office:document-meta>
</file>